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nsolas" svg:font-family="Consola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382in" fo:margin-left="0.2167in" fo:margin-right="0.1701in" table:align="margins"/>
    </style:style>
    <style:style style:name="Table1.A" style:family="table-column">
      <style:table-column-properties style:column-width="6.5382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P1" style:family="paragraph" style:parent-style-name="Standard">
      <style:paragraph-properties fo:line-height="0.1957in"/>
      <style:text-properties style:font-name="Consolas" style:font-name-asian="Droid Sans Fallback"/>
    </style:style>
    <style:style style:name="P2" style:family="paragraph" style:parent-style-name="Standard">
      <style:paragraph-properties fo:line-height="0.1957in" fo:text-align="end" style:justify-single-word="false"/>
      <style:text-properties style:font-name="Consolas" fo:font-size="10.5pt" style:font-name-asian="Droid Sans Fallback" style:font-size-asian="10.5pt" style:font-size-complex="10.5pt"/>
    </style:style>
    <style:style style:name="P3" style:family="paragraph" style:parent-style-name="Standard">
      <style:paragraph-properties fo:line-height="0.1957in" fo:text-align="start" style:justify-single-word="false"/>
      <style:text-properties style:font-name="Consolas" fo:font-size="10.5pt" style:font-name-asian="Droid Sans Fallback" style:font-size-asian="10.5pt" style:font-size-complex="10.5pt"/>
    </style:style>
    <style:style style:name="P4" style:family="paragraph" style:parent-style-name="Standard">
      <style:paragraph-properties fo:margin-left="0in" fo:margin-right="0in" fo:margin-top="0.0217in" fo:margin-bottom="0.0429in" fo:line-height="0.1957in" fo:text-indent="0.2882in" style:auto-text-indent="false"/>
      <style:text-properties style:font-name="Consolas" fo:font-size="10.5pt" style:font-name-asian="Droid Sans Fallback" style:font-size-asian="10.5pt" style:font-size-complex="10.5pt"/>
    </style:style>
    <style:style style:name="P5" style:family="paragraph" style:parent-style-name="Standard">
      <style:paragraph-properties fo:margin-top="0.2165in" fo:margin-bottom="0.3252in" fo:line-height="100%" fo:text-align="center" style:justify-single-word="false"/>
      <style:text-properties style:font-name="Consolas" fo:font-size="20pt" fo:font-weight="bold" style:font-name-asian="Droid Sans Fallback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in" fo:margin-right="0in" fo:line-height="0.1957in" fo:text-indent="0.2673in" style:auto-text-indent="false"/>
      <style:text-properties style:font-name="Consolas" style:font-name-asian="Droid Sans Fallback"/>
    </style:style>
    <style:style style:name="P7" style:family="paragraph" style:parent-style-name="Standard">
      <style:paragraph-properties fo:margin-top="0.0217in" fo:margin-bottom="0.0429in" fo:line-height="0.1957in"/>
      <style:text-properties style:font-name="Consolas" fo:font-size="10.5pt" style:font-name-asian="Droid Sans Fallback" style:font-size-asian="10.5pt" style:font-size-complex="10.5pt"/>
    </style:style>
    <style:style style:name="P8" style:family="paragraph" style:parent-style-name="Text_20_body">
      <style:paragraph-properties fo:margin-left="0in" fo:margin-right="0in" fo:margin-top="0.0217in" fo:margin-bottom="0.0429in" fo:line-height="0.1957in" fo:text-indent="0.2992in" style:auto-text-indent="false"/>
      <style:text-properties style:font-name="Consolas" fo:font-size="10.5pt" style:font-name-asian="Consolas" style:font-size-asian="10.5pt" style:font-size-complex="10.5pt"/>
    </style:style>
    <style:style style:name="P9" style:family="paragraph" style:parent-style-name="Table_20_Contents">
      <style:text-properties style:font-name="Consolas" fo:font-size="10.5pt" style:font-name-asian="Droid Sans Fallback" style:font-size-asian="10.5pt" style:font-size-complex="10.5pt"/>
    </style:style>
    <style:style style:name="P10" style:family="paragraph" style:parent-style-name="Table_20_Contents">
      <style:paragraph-properties fo:line-height="0.1957in"/>
      <style:text-properties style:font-name="Consolas" fo:font-size="10.5pt" style:font-name-asian="Droid Sans Fallback" style:font-size-asian="10.5pt" style:font-size-complex="10.5pt"/>
    </style:style>
    <style:style style:name="P11" style:family="paragraph" style:parent-style-name="Heading_20_1">
      <style:paragraph-properties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中文句子边界检测</text:p>
      <text:p text:style-name="P6">中文句子边界检测相对因为容易的多。中文句子绝大多数以问好“？”、感叹号“！”和句号“。”结束；而英文句号"."的用法比较多，除了表示句子结束还可以表示人名分割符、缩写甚至小数点，需要仔细区分。而中文处理中分词是分析的重点，英文单词之间由空格隔开，所以无需分词。</text:p>
      <text:p text:style-name="P1"/>
      <text:h text:style-name="P11" text:outline-level="1">实例分析</text:h>
      <text:p text:style-name="P8">The Stanford Natural Language Processing Group有一个开源中文分词器，见http://nlp.stanford.edu/software/segmenter.shtml。</text:p>
      <text:p text:style-name="P4">对stanford中文分词程序stanford-chinese-segmenter-2008-05-21的源码进行分析后发现，其断句功能由类ChineseDocumentToSentenceProcessor完成（源代码在本文件夹里）</text:p>
      <text:p text:style-name="P7">该类中定义了一个字符HashSet，存储用到的句子分界符：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private static Set&lt;Character&gt; fullStopsSet = new HashSet&lt;Character&gt;(Arrays.asList(new Character[]{'\u3002', '\uff01', '\uff1f', '!', '?'})); </text:p>
          </table:table-cell>
        </table:table-row>
      </table:table>
      <text:p text:style-name="P7">其中 '\u3002', '\uff01', '\uff1f'分别代表全角句号“。”、全角感叹号‘’！‘和全角问号“？”，后面两个是半角感叹号“!”和半角问号”?”。</text:p>
      <text:p text:style-name="P7">代码后面还有一句注释："not \uff0e . (too often separates English first/last name, etc.)" 解释了没有加入半角句号的原因：经常用作分隔英语的名和姓等。</text:p>
      <text:p text:style-name="P7">注:stanford-chinese-segmenter的输入文件以UTF-8编码，在进行断句前会先normalization。</text:p>
      <text:p text:style-name="P4">下面是类ChineseDocumentToSentenceProcessor中的断句代码，分析结果见注释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s text:c="4"/>int lastCh = -1; </text:p>
            <text:p text:style-name="P10"><text:s text:c="4"/>for (Character c : content) { /*content是准备被断句的字符串*/</text:p>
            <text:p text:style-name="P10"><text:s text:c="6"/>/* sentenceEnd是一个标记变量，标记一个句子是否结束 */ </text:p>
            <text:p text:style-name="P10"><text:s text:c="6"/>if (sentenceEnd == false) { </text:p>
            <text:p text:style-name="P10"><text:s text:c="10"/>/* 若当前字符c是句子分界符号表里的字符*/</text:p>
            <text:p text:style-name="P10"><text:s text:c="10"/>if (fullStopsSet.contains(c)) { </text:p>
            <text:p text:style-name="P10"><text:s text:c="14"/>sentenceString += newChar; /* 将当前字符加入句子 */</text:p>
            <text:p text:style-name="P10"><text:s text:c="14"/>sentenceEnd = true; <text:s/>/* 将句子结束标记设置为真 */</text:p>
            <text:p text:style-name="P10"><text:s text:c="8"/>} else { </text:p>
            <text:p text:style-name="P10"><text:s text:c="12"/>sentenceString += newChar; <text:s/>/* 将当前字符加入句子 */</text:p>
            <text:p text:style-name="P10"><text:s text:c="8"/>} </text:p>
            <text:p text:style-name="P10"><text:s text:c="6"/>} else { // 若句子结束标志为真</text:p>
            <text:p text:style-name="P10"><text:s text:c="8"/>if (rightMarkSet.contains(c)) { </text:p>
            <text:p text:style-name="P10"><text:s text:c="10"/>sentenceString += newChar; </text:p>
            <text:p text:style-name="P10"><text:s text:c="10"/>// EncodingPrintWriter.out.println(" <text:s/>Right mark char", "UTF-8"); </text:p>
            <text:p text:style-name="P10"><text:s text:c="8"/>} else if (newChar.matches("\\s")) { </text:p>
            <text:p text:style-name="P10"><text:s text:c="10"/>sentenceString += newChar; </text:p>
            <text:p text:style-name="P10"><text:s text:c="8"/>} else if (fullStopsSet.contains(c)) { </text:p>
            <text:p text:style-name="P10"><text:soft-page-break/><text:s text:c="10"/>sentenceString += newChar; </text:p>
            <text:p text:style-name="P10"><text:s text:c="8"/>} else { // otherwise </text:p>
            <text:p text:style-name="P10"><text:s text:c="10"/>if (sentenceString.length() &gt; 0) { <text:s/>/* 继续分析content中的下一个句子*/</text:p>
            <text:p text:style-name="P10"><text:s text:c="12"/>sentenceEnd = false; </text:p>
            <text:p text:style-name="P10"><text:s text:c="10"/>} </text:p>
            <text:p text:style-name="P10"><text:s text:c="10"/>sentenceString = removeWhitespace(sentenceString, segmented); </text:p>
            <text:p text:style-name="P10"><text:s text:c="10"/>if (sentenceString.length() &gt; 0) { /*若当前句子非空，将其加入句子列表 */</text:p>
            <text:p text:style-name="P10"><text:s text:c="12"/>sentenceList.add(sentenceString); </text:p>
            <text:p text:style-name="P10"><text:s text:c="10"/>} </text:p>
            <text:p text:style-name="P10"><text:s text:c="10"/>sentenceString = new String(); /* 新建一个句子 */</text:p>
            <text:p text:style-name="P10"><text:s text:c="10"/>sentenceString += newChar; </text:p>
            <text:p text:style-name="P10"><text:s text:c="8"/>} </text:p>
            <text:p text:style-name="P10"><text:s text:c="6"/>} </text:p>
            <text:p text:style-name="P10"><text:s text:c="6"/>lastCh = c.charValue(); </text:p>
            <text:p text:style-name="P10"><text:s text:c="4"/>} // end for (Character c : content) </text:p>
            <text:p text:style-name="P10"><text:s text:c="4"/>return sentenceList</text:p>
          </table:table-cell>
        </table:table-row>
      </table:table>
      <text:p text:style-name="P2"/>
      <text:p text:style-name="P3"/>
      <text:p text:style-name="P2">李劼 Joker Lee</text:p>
      <text:p text:style-name="P2">Nov, 2009</text:p>
      <text:p text:style-name="P2">jokerleee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nsolas" svg:font-family="Consola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ker Lee</meta:initial-creator>
    <meta:creation-date>2009-12-07T18:46:40</meta:creation-date>
    <dc:date>2009-12-07T22:08:20</dc:date>
    <dc:creator>Joker Lee</dc:creator>
    <meta:editing-duration>PT01H21M01S</meta:editing-duration>
    <meta:editing-cycles>4</meta:editing-cycles>
    <meta:generator>OpenOffice.org/3.1$Linux OpenOffice.org_project/310m19$Build-9420</meta:generator>
    <meta:document-statistic meta:table-count="2" meta:image-count="0" meta:object-count="0" meta:page-count="2" meta:paragraph-count="48" meta:word-count="414" meta:character-count="2187"/>
  </office:meta>
</office:document-meta>
</file>